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526c" officeooo:paragraph-rsid="0017526c"/>
    </style:style>
    <style:style style:name="P2" style:family="paragraph" style:parent-style-name="Standard">
      <style:text-properties officeooo:rsid="0019ec9b" officeooo:paragraph-rsid="0019ec9b"/>
    </style:style>
    <style:style style:name="P3" style:family="paragraph" style:parent-style-name="Standard">
      <style:text-properties officeooo:rsid="001ec557" officeooo:paragraph-rsid="001ec557"/>
    </style:style>
    <style:style style:name="P4" style:family="paragraph" style:parent-style-name="Standard">
      <style:text-properties officeooo:rsid="001fa741" officeooo:paragraph-rsid="001fa741"/>
    </style:style>
    <style:style style:name="P5" style:family="paragraph" style:parent-style-name="Standard">
      <style:text-properties officeooo:rsid="0020f500" officeooo:paragraph-rsid="0020f500"/>
    </style:style>
    <style:style style:name="P6" style:family="paragraph" style:parent-style-name="Standard">
      <style:text-properties officeooo:rsid="00190a96" officeooo:paragraph-rsid="00190a96"/>
    </style:style>
    <style:style style:name="P7" style:family="paragraph" style:parent-style-name="Standard">
      <style:text-properties officeooo:paragraph-rsid="0020f500"/>
    </style:style>
    <style:style style:name="T1" style:family="text">
      <style:text-properties officeooo:rsid="00190a96"/>
    </style:style>
    <style:style style:name="T2" style:family="text">
      <style:text-properties officeooo:rsid="0020f5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ab/>浅谈人工智能</text:p>
      <text:p text:style-name="P5"><text:tab/>摘要：人工智能，作为时下最为热门的计算机软件应用，吸引了越来越多人的注意。而正是由于人工智能应用领域的广泛性，每有一点小小的突破，便会吸引全球人们的眼球。所以，说它是最为热门的计算机学科，一点也不为过。</text:p>
      <text:p text:style-name="P5"><text:tab/>关键词：人工智能</text:p>
      <text:p text:style-name="P5"><text:tab/>人工智能，又叫做机械智能,在辞海中的释义是“计算机科学的一个分支。研究应用计算机来模拟人类的某些智力活动，从而代替人类的某些脑力劳动。是一门涉及数学、心理学、生物学、语言学、经济学哲学和法律学等的综合性学科。主要研究模式识别、学习过程、探索过程、推理过程等。"就我而言我认为人工智能是相对于人类的智能而言的。人类的智能，自从出生，再加上后天的学习，可以自然习得，而人工智能则不同，人工智能是借由人类的智能，在硬件之上，建立出拥有人类智能的一部分的模式。因此，人工智能可以理解成精巧的计算机软件。</text:p>
      <text:p text:style-name="P5"><text:tab/>就如辞海中的释义，人工智能是结合了诸多学科的产物，人工智能目前也被认为是二十一世纪的三大尖端技术之一，人工智能在过去的五十年里，历经坎坷，现在也是有所进展，近些年来最引人眼球的就是AlphaGo，对阵人类选手连胜60场，引起了舆论的轩然大波。人们开始讨论：人工智能会不会与人类智能相媲美，将来会不会出现电影中人类大战机械人的场面。</text:p>
      <text:p text:style-name="P5"><text:tab/>在我的眼中，我认为仅凭这个，是不能够证明人工智能会超过人类智能的。就如街上的起重机一样，确实它的力量已经是我们人类力量的无数倍了，可是，没有人来操作它，它依旧是一堆废铁，纵使有千万蛮力，也无法释放，所以，起重机要比人类更为强大，这个说法是不会被人们所接受的。和它一样，虽然AlphaGo看似战胜了人类，但是，没有人类编写的算法，没有人类为它提供无穷的数据，仅凭借它自身，不可能会战胜人类的。而且，在我看来，它也只不过是综合了前人的诸多经验，加上一些固定的算法，才能够与人类对阵，就我个人而言，我并不认为它自身具有思考能力，它并不不具有人脑所拥有的归纳，类比等等的思维方式，它只不过是针对当前产生出一个最佳结果，只不过是经过多次计算产生的。所以，只要人类在它的算法之上修改某个小小的地方，它便会输的一败涂地，所以，人工智能会打败人类智能，我觉得这种程度是不足够说明的。所以在我眼中，人工智能是不可能战胜人类智能的。</text:p>
      <text:p text:style-name="P5"><text:tab/>除了这个，人工智能在其他方面也有着很大的成果,比如近些年来的无人汽车，便是人工智能很好的应用。最近，谷歌的无人汽车已经上路了，启动了真人乘车试验，我认为无人汽车的研发还是十分重要的，如今道路上仍有很多人违规操作，事故频发，这与人的本性是分不开的，是人都会犯错，但是机器不会，只要程序不会出错误，系统不会崩溃，机器就不会出错。就比如现在最让人头疼的酒驾，如果无人车能够普及，那么即使人们已经酒精超标，但只要人在车上，那就一定能安全的到达目的地，人们就能更享受生活，再比如超速，无视交通灯。只要无人车能够普及，这些都能得到治理。而要想让无人车普及，人工智能就必须要达到一定水平。就目前而言的话，无人车在高速环境下，还有在恶劣天气的环境下的行驶还有待改善。现在无人车的核心研究方向必然是车辆控制技术，包括速度控制，方向控制等等。不过近年谷歌无人车已经能够在路上行驶，那么这些方面必然已经有相应的解决办法了。</text:p>
      <text:p text:style-name="P5"><text:tab/>在我看来，人工智能最大的用处，必然是自动化。在我国，因为劳动力的廉价，自动化的优势可能并不是很大。但是，伴随着我国的老龄化，以及未来人口数量的控制，自动化必然会走进大工厂，走进流水线生产。毕竟每个人只有一双手，如果能将这双手解放出来去做更多有意义的事情，那么国家的发展必然会更家迅猛。目前我过自动化比较好的是富士康。越来越多的人不愿意做单调低薪的重复组装工作，面对成本问题，公司自然会选择用机器来替代人力，不会出错，高效，只有一次性投入，接下来就是维护，这么好的劳动力，公司自然会选择。尤其在工业发达而劳动力不充足的国家体现的更淋漓尽致。比如美国的特斯拉组装车间，全程基本都是机器人来做，几乎没有人力的参与，而在我国，这种公司基本上很少见。自动化在外国，发展的是及其迅猛，现在已经有店家开始用机器人做披萨。这些简单的操作，也只是用到了人工智能中的一些皮毛。</text:p>
      <text:p text:style-name="P5"><text:tab/>目前，人工智能也只是展现出它强大生命力的冰山一角，在未来，人工智能无疑会成为人们生活中重要的组成部分。</text:p>
      <text:p text:style-name="P5"><text:tab/>人工智能未来将会在很多领域创造巨大的价值。</text:p>
      <text:p text:style-name="P5"><text:soft-page-break/><text:tab/>首先，人工智能在深度学习方面将会得到巨大的发展。现在，人工智能在识别方面，主要是语音方面已经得到了应用。比如微软在windows10上搭载的小娜，苹果ios系统上搭载的siri。已经能够满足一些基本操作了。还有近些年来的人脸解锁，指纹解锁，也已经广泛应用于移动端了。这些在我们常人开来，确实已经是很先进了，但是，针对与视频文件的自动识别，还是无法完成的，现在也只是能做到实时识别。还有视网膜识别，现在也只是在银行等比较重要的场所才有所配备，平常家庭中，这些都还只是幻想，没有得到普及。人工智能在未来，海军可以读懂肢体语言，比如现在的VR，在将来或许可以抛弃实体手柄，还有处在幻想阶段的完全潜行。人工智能在识别方面的带来的好处，许多人们都已经有所体会。如果在识别方面能够得到深化，可以将之应用于安检，那在国际形势动荡不安的现在，无疑是防患未然的一个有力工具。除了识别，人工智能还能应用于医疗方面，可以在全国建立病人的个人资料库，这样病人在看病时，电脑就会自动获取病人的病历等一系列资料，这对于治疗方面会更加方便。当然，如果人工智能发展足够先进的话，或许可以直接用电脑来看病，足不出户就可以得到很好的治疗。还有，人工智能应用于电商方面，可以针对顾客的喜好，为用户生成自动推荐，现在，网易云音乐，亚马逊等已经开始进行了，但是目前也只是处在简单应用，对于用户喜好的把握仍旧不是特别准确。</text:p>
      <text:p text:style-name="P5"><text:tab/>其次，人工智能在将来应该要得到商业化。首先，人工智能应该是辅助人的一种手段而不是替代人，当然，在很多机械劳动方面，我认为确实应该将人类解放出来，但是在很多方面，比如前文提到的医疗，对于一些常见疾病，人工智能在未来应该能够提出合理的建议，但是很多严重的疾病，比如手术，这时候，人工智能应该是一个助手的角色，比如在旁提供病人的身体构造图等，真正的主力，仍然应该是人类。其次，要想让人工智能得到商业化，容错也必须得到重视，比如搜索，很多情况下人们只能给出一个模糊的内容，这时候就需要人工智能的介入，应该找到的是最符合的内容而不是完全一样的内容，这样用户的体验才能更为完善。还有就是希望人工智能在与用户对话的时候能够分清当前的场合，比如当人们说回家，那么肯定希望的是计算机理解的是会自己的家而不是朋友的家。人工智能要想得到商业化，必然离不开算法的改善，比如像现在的扫地机器人，虽然看似先进，可是当家里的物品比较多的时候，它便失去了作用，如果机器能够识别出物品的种类，自然会得到进一步的改善。</text:p>
      <text:p text:style-name="P5"><text:tab/>最后，人工智能在将来，应该能够自己产生出新的人工智能，基于自身的缺陷，不断改善自己，生成新的自己，就像人类的进化一样，人工智能也应该能够从自身的缺点中不断学习，不断进化，并且应该能指出其他人工智能的缺点并给出相应的解决办法。这样，人类只需要给予它相应的指导，就能产生一场人工智能的革命。</text:p>
      <text:p text:style-name="P5"><text:tab/>总而言之，人工智能在将来必然会展现出它无穷的潜力，但是，这一切都是建立在人类无穷的智慧之上的，相信在不久的未来，人工智能必将对现在这个信息时代产生重大的影响。</text:p>
      <text:p text:style-name="P1">参考文献<text:span text:style-name="T1">：</text:span></text:p>
      <text:p text:style-name="P6">《人工智能的发展现状与展望》 黄乾贵 <text:s/>张艳 黑龙江科技学院 黑龙江 <text:s/>鸡西 <text:s text:c="2"/>158105</text:p>
      <text:p text:style-name="P7"><text:span text:style-name="T2"><text:s text:c="3"/>《</text:span>浅谈人工智能的现状与未来》范亦铭 <text:s/>《工业B》2016年 第05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8:30:43.552115837</meta:creation-date>
    <dc:date>2017-04-27T00:03:06.965338676</dc:date>
    <meta:editing-duration>PT9M4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17" meta:word-count="3072" meta:character-count="3138" meta:non-whitespace-character-count="3108"/>
  </office:meta>
</office:document-meta>
</file>